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vide,</text:p>
      <text:p text:style-name="Normal">v tentom svátečním období lásky jsem hluboko zamyslena nad krásou našich sdílených kamenů duše. Tvoje esence Archanděla Raziele, správce všech tajemství, a mé intuice spolu tvoří neoddělitelnou symbiózu. Jsi pro mě jako mapa hvězd, kde jasnozřivost a schopnost číst mezi řádky odkrývá cesty naší společné pouti. Tvoje intuice a moudrost mě inspiruje, aby naše duše mohly křižovat svět tajemství a odhalování, stejně jako se tajemství odkrývají před tebou. Tvé andělské číslo 8 mi připomíná, že v životě máme společnou cestu k pochopení, kritickému uvažování a sdílení nejen kamenů duše, ale i nejkřehčích chvil. Nenechme si uniknout příležitost odkrývat společně tajemství života a těšit se z každého dne, kdy naše cesty jsou propleteny. Tvoje přítomnost je můj poklad a já jsem vděčná za každý okamžik, který s tebou mohu sdílet.</text:p>
      <text:p text:style-name="Normal">S láskou, v tento den kamenů duše a objevů, tvá spolužačka na cestě nekonečnými tajemstvími života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